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454cm" style:rel-column-width="17154*"/>
    </style:style>
    <style:style style:name="Tabela1.B" style:family="table-column">
      <style:table-column-properties style:column-width="12.561cm" style:rel-column-width="48381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 do Caso de Uso</text:p>
          </table:table-cell>
          <table:table-cell table:style-name="Tabela1.B1" office:value-type="string">
            <text:p text:style-name="P1">UC 7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Pesquisar Aulas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Standard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UC7 -A pequisa, poderá ser feita, selecionando, área <text:s/>de conhecimento (ex: exatas, humanas...), por nome de aula/modulo, ou pelo código da aula/modulo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- 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Retorna as aulas com as parâmetros especificados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Alta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- Inserir parâmetros de busca desejados.</text:p>
            <text:p text:style-name="Table_20_Contents">2- Retorna aulas aulas correspondentes.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-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5:53.54</dc:date>
    <meta:editing-duration>PT00H29M03S</meta:editing-duration>
    <meta:editing-cycles>6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35" meta:word-count="130" meta:character-count="807"/>
  </office:meta>
</office:document-meta>
</file>